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style="normal" style:font-style-asian="normal" style:font-style-complex="normal"/>
    </style:style>
    <style:style style:name="P2" style:family="paragraph" style:parent-style-name="Heading_20_1">
      <style:paragraph-properties fo:break-before="page"/>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AA SAMPLE ODT – PAGE 1</text:h>
      <text:p text:style-name="Text_20_body">Lorem ipsum dolor sit amet, consectetur adipiscing elit. Nulla eu risus a augue pharetra gravida non sit amet nulla. Pellentesque purus augue, ornare eu tempus eu, feugiat ac sapien. In accumsan risus eget mauris lobortis dictum. Donec ultricies euismod neque et suscipit. Duis faucibus nunc lectus. Morbi varius pulvinar ligula, in pretium nunc ullamcorper eget. Vivamus id urna justo. Nullam erat sapien, bibendum ac iaculis sed, porttitor nec felis. Aliquam egestas sollicitudin rutrum. Aliquam non lacus urna. Nulla mollis porta lectus, vitae pellentesque lacus laoreet sed. Cras eget justo ipsum. Etiam et congue tellus. Donec sit amet tempor est. Donec venenatis tincidunt sodales. Pellentesque ornare nibh ut urna fringilla tempor. Sed ultrices tempus adipiscing. Cras vel enim est, eu ornare turpis. Nam in odio elit, luctus luctus quam. Sed iaculis dolor ut ante pharetra malesuada.</text:p>
      <text:p text:style-name="Text_20_body"/>
      <text:p text:style-name="Text_20_body">Mauris ultrices, enim porta suscipit dignissim, sapien nisl iaculis erat, ac ullamcorper dolor odio ac nibh. Vivamus varius massa eget est rutrum sed feugiat nunc volutpat. Aliquam ac nisl eget elit sodales viverra. Duis consectetur ligula vel orci vulputate hendrerit. Suspendisse accumsan sodales eros ultrices malesuada. Morbi pretium orci id odio laoreet eu luctus enim dignissim. Nam tempor, risus in pulvinar tempus, justo felis porttitor enim, sit amet feugiat est nulla id metus. Integer eros elit, pellentesque ut sollicitudin et, vulputate nec mi. Maecenas rhoncus ipsum nec leo sollicitudin semper. Pellentesque augue sem, lobortis ut volutpat vel, pulvinar non urna. Cras fermentum molestie nisl. Nulla facilisi. Ut laoreet lorem sit amet leo accumsan at condimentum leo vestibulum. Quisque pharetra neque quis leo porttitor fermentum. Vivamus vel risus purus. Donec ullamcorper egestas metus, vitae ornare justo commodo et.</text:p>
      <text:p text:style-name="Text_20_body"><text:line-break/></text:p>
      <text:h text:style-name="P2" text:outline-level="1">AAA SAMPLE ODT – PAGE 2</text:h>
      <text:p text:style-name="Text_20_body">Lorem ipsum dolor sit amet, consectetur adipiscing elit. Nulla eu risus a augue pharetra gravida non sit amet nulla. Pellentesque purus augue, ornare eu tempus eu, feugiat ac sapien. In accumsan risus eget mauris lobortis dictum. Donec ultricies euismod neque et suscipit. Duis faucibus nunc lectus. Morbi varius pulvinar ligula, in pretium nunc ullamcorper eget. Vivamus id urna justo. Nullam erat sapien, bibendum ac iaculis sed, porttitor nec felis. Aliquam egestas sollicitudin rutrum. Aliquam non lacus urna. Nulla mollis porta lectus, vitae pellentesque lacus laoreet sed. Cras eget justo ipsum. Etiam et congue tellus. Donec sit amet tempor est. Donec venenatis tincidunt sodales. Pellentesque ornare nibh ut urna fringilla tempor. Sed ultrices tempus adipiscing. Cras vel enim est, eu ornare turpis. Nam in odio elit, luctus luctus quam. Sed iaculis dolor ut ante pharetra malesuada.</text:p>
      <text:p text:style-name="Text_20_body"/>
      <text:p text:style-name="Text_20_body">Mauris ultrices, enim porta suscipit dignissim, sapien nisl iaculis erat, ac ullamcorper dolor odio ac nibh. Vivamus varius massa eget est rutrum sed feugiat nunc volutpat. Aliquam ac nisl eget elit sodales viverra. Duis consectetur ligula vel orci vulputate hendrerit. Suspendisse accumsan sodales eros ultrices malesuada. Morbi pretium orci id odio laoreet eu luctus enim dignissim. Nam tempor, risus in pulvinar tempus, justo felis porttitor enim, sit amet feugiat est nulla id metus. Integer eros elit, pellentesque ut sollicitudin et, vulputate nec mi. Maecenas rhoncus ipsum nec leo sollicitudin semper. Pellentesque augue sem, lobortis ut volutpat vel, pulvinar non urna. Cras fermentum molestie nisl. Nulla facilisi. Ut laoreet lorem sit amet leo accumsan at condimentum leo vestibulum. Quisque pharetra neque quis leo porttitor fermentum. Vivamus vel risus purus. Donec ullamcorper egestas metus, vitae ornare justo commodo et.</text:p>
      <text:p text:style-name="Text_20_body"/>
      <text:p text:style-name="Text_20_body"/>
      <text:h text:style-name="P2" text:outline-level="1">AAA SAMPLE ODT – PAGE 3</text:h>
      <text:p text:style-name="Text_20_body">Lorem ipsum dolor sit amet, consectetur adipiscing elit. Nulla eu risus a augue pharetra gravida non sit amet nulla. Pellentesque purus augue, ornare eu tempus eu, feugiat ac sapien. In accumsan risus eget mauris lobortis dictum. Donec ultricies euismod neque et suscipit. Duis faucibus nunc lectus. Morbi varius pulvinar ligula, in pretium nunc ullamcorper eget. Vivamus id urna justo. Nullam erat sapien, bibendum ac iaculis sed, porttitor nec felis. Aliquam egestas sollicitudin rutrum. Aliquam non lacus urna. Nulla mollis porta lectus, vitae pellentesque lacus laoreet sed. Cras eget justo ipsum. Etiam et congue tellus. Donec sit amet tempor est. Donec venenatis tincidunt sodales. Pellentesque ornare nibh ut urna fringilla tempor. Sed ultrices tempus adipiscing. Cras vel enim est, eu ornare turpis. Nam in odio elit, luctus luctus quam. Sed iaculis dolor ut ante pharetra malesuada.</text:p>
      <text:p text:style-name="Text_20_body"/>
      <text:p text:style-name="Text_20_body">Mauris ultrices, enim porta suscipit dignissim, sapien nisl iaculis erat, ac ullamcorper dolor odio ac nibh. Vivamus varius massa eget est rutrum sed feugiat nunc volutpat. Aliquam ac nisl eget elit sodales viverra. Duis consectetur ligula vel orci vulputate hendrerit. Suspendisse accumsan sodales eros ultrices malesuada. Morbi pretium orci id odio laoreet eu luctus enim dignissim. Nam tempor, risus in pulvinar tempus, justo felis porttitor enim, sit amet feugiat est nulla id metus. Integer eros elit, pellentesque ut sollicitudin et, vulputate nec mi. Maecenas rhoncus ipsum nec leo sollicitudin semper. Pellentesque augue sem, lobortis ut volutpat vel, pulvinar non urna. Cras fermentum molestie nisl. Nulla facilisi. Ut laoreet lorem sit amet leo accumsan at condimentum leo vestibulum. Quisque pharetra neque quis leo porttitor fermentum. Vivamus vel risus purus. Donec ullamcorper egestas metus, vitae ornare justo commodo e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Telcik</meta:initial-creator>
    <meta:creation-date>2010-11-15T00:32:49</meta:creation-date>
    <dc:date>2010-11-19T12:05:17</dc:date>
    <dc:creator>Tim Telcik</dc:creator>
    <meta:editing-duration>PT00H03M40S</meta:editing-duration>
    <meta:editing-cycles>5</meta:editing-cycles>
    <meta:generator>OpenOffice.org/3.2$Unix OpenOffice.org_project/320m18$Build-9502</meta:generator>
    <dc:description>AAA SAMPLE ODT</dc:description>
    <meta:keyword>AAA SAMPLE ODT</meta:keyword>
    <dc:subject>AAA SAMPLE ODT</dc:subject>
    <dc:title>AAA SAMPLE ODT</dc:title>
    <meta:document-statistic meta:table-count="0" meta:image-count="0" meta:object-count="0" meta:page-count="3" meta:paragraph-count="10" meta:word-count="834" meta:character-count="5551"/>
  </office:meta>
</office:document-meta>
</file>